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7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a9b7c6" style:font-name="DejaVu Sans Mono" fo:font-size="10.5pt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fo:color="#cc7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ttura Codice</text:p>
      <text:list xml:id="list3661377959655410172" text:style-name="L1">
        <text:list-item>
          <text:p text:style-name="P2">package</text:p>
          <text:p text:style-name="P10"><text:span text:style-name="T4">package </text:span>Map<text:span text:style-name="T4">;</text:span></text:p>
          <text:p text:style-name="P2"/>
        </text:list-item>
        <text:list-item>
          <text:p text:style-name="P2">imports</text:p>
        </text:list-item>
        <text:list-item>
          <text:p text:style-name="P2">classpath</text:p>
        </text:list-item>
      </text:list>
      <text:p text:style-name="P1">Ereditarietà</text:p>
      <text:p text:style-name="P1"><text:span text:style-name="T3">Classi, oggeti, i</text:span>nterfacce e classi astratte</text:p>
      <text:p text:style-name="P1">Visibilità</text:p>
      <text:p text:style-name="P1">Linguaggi<text:span text:style-name="T3">o</text:span></text:p>
      <text:list xml:id="list3609066044170534380" text:style-name="L2">
        <text:list-item>
          <text:p text:style-name="P3">La Sintassi</text:p>
        </text:list-item>
        <text:list-item>
          <text:p text:style-name="P3">Controlli di Flusso</text:p>
        </text:list-item>
        <text:list-item>
          <text:p text:style-name="P3">Array</text:p>
        </text:list-item>
        <text:list-item>
          <text:p text:style-name="P3">Enum</text:p>
        </text:list-item>
        <text:list-item>
          <text:p text:style-name="P3">Annotations</text:p>
        </text:list-item>
      </text:list>
      <text:p text:style-name="P1">La libreria Math</text:p>
      <text:p text:style-name="P1">La classe Object</text:p>
      <text:p text:style-name="P1">Stringhe</text:p>
      <text:p text:style-name="P1">Date</text:p>
      <text:p text:style-name="P1">Collections</text:p>
      <text:p text:style-name="P1">Iterator</text:p>
      <text:p text:style-name="P1">Foreach</text:p>
      <text:p text:style-name="P1">Generics</text:p>
      <text:p text:style-name="P1">Map</text:p>
      <text:p text:style-name="P1">Le Eccezioni</text:p>
      <text:list xml:id="list160885180892965046" text:style-name="L3">
        <text:list-item>
          <text:p text:style-name="P4">La gestione degli errori</text:p>
        </text:list-item>
        <text:list-item>
          <text:p text:style-name="P4">Checked e unchecked</text:p>
        </text:list-item>
        <text:list-item>
          <text:p text:style-name="P4">Eccezioni ed ereditarietà</text:p>
        </text:list-item>
      </text:list>
      <text:p text:style-name="P1">JavaDoc</text:p>
      <text:list xml:id="list2707932932168601827" text:style-name="L4">
        <text:list-item>
          <text:p text:style-name="P5">Sintassi</text:p>
        </text:list-item>
        <text:list-item>
          <text:p text:style-name="P5">Esempio</text:p>
        </text:list-item>
      </text:list>
      <text:p text:style-name="P8">IO</text:p>
      <text:list xml:id="list1507464213580391459" text:style-name="L5">
        <text:list-item>
          <text:p text:style-name="P6">Stream</text:p>
        </text:list-item>
        <text:list-item>
          <text:p text:style-name="P6">Serializzazione</text:p>
        </text:list-item>
      </text:list>
      <text:p text:style-name="P9">JUNIT</text:p>
      <text:p text:style-name="P9">MAVEN</text:p>
      <text:p text:style-name="P1">JDBC</text:p>
      <text:list xml:id="list4456600375398252847" text:style-name="L6">
        <text:list-item>
          <text:p text:style-name="P7">Usare JDBC<text:span text:style-name="T1"> </text:span><text:span text:style-name="T2">e </text:span>Connessione al DataBase</text:p>
        </text:list-item>
        <text:list-item>
          <text:p text:style-name="P7">Tipi di query</text:p>
        </text:list-item>
        <text:list-item>
          <text:p text:style-name="P7">ResultSet</text:p>
        </text:list-item>
        <text:list-item>
          <text:p text:style-name="P7"><text:soft-page-break/>Eccezioni</text:p>
        </text:list-item>
        <text:list-item>
          <text:p text:style-name="P7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4T12:24:38.971701272</dc:date>
    <meta:editing-duration>PT1H11M7S</meta:editing-duration>
    <meta:editing-cycles>4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2" meta:paragraph-count="42" meta:word-count="94" meta:character-count="498" meta:non-whitespace-character-count="467"/>
  </office:meta>
</office:document-meta>
</file>